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color="#000000"/>
    </style:style>
    <style:style style:name="T4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/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  <text:p text:style-name="P2"/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tr_dec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deposit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deposit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withdraw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withdrawal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transfer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transfer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quit</text:p>
          </table:table-cell>
          <table:table-cell table:style-name="TableCell1">
            <text:p text:style-name="P2">Testing the quit command in a deposit, while in retail</text:p>
          </table:table-cell>
          <table:table-cell table:style-name="TableCell1">
            <text:p text:style-name="P2">login</text:p>
            <text:p text:style-name="P2">retail</text:p>
            <text:p text:style-name="P2">deposit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dp_qut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quit</text:p>
          </table:table-cell>
          <table:table-cell table:style-name="TableCell1">
            <text:p text:style-name="P2">Testing the quit command in a withdraw, while in retail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wd_qut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quit</text:p>
          </table:table-cell>
          <table:table-cell table:style-name="TableCell1">
            <text:p text:style-name="P2">Testing the quit command in a transfer, while in retail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tr_qut.txt</text:p>
          </table:table-cell>
        </table:table-row>
        <table:table-row>
          <table:table-cell table:style-name="TableCell1">
            <text:p text:style-name="P3">Retail</text:p>
            <text:p text:style-name="P3">-deposit</text:p>
            <text:p text:style-name="P3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3"><text:span text:style-name="T3">l</text:span><text:span text:style-name="T1">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withdraw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transfer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2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tr_lng.txt</text:p>
            <text:p text:style-name="P2"/>
          </table:table-cell>
        </table:table-row>
        <table:table-row>
          <table:table-cell table:style-name="TableCell1">
            <text:p text:style-name="P3">Retail</text:p>
            <text:p text:style-name="P3">-withdraw</text:p>
            <text:p text:style-name="P3">over draw</text:p>
          </table:table-cell>
          <table:table-cell table:style-name="TableCell1">
            <text:p text:style-name="P2">Testing the withdraw command, to test the $1000 limit in one day.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000001</text:p>
            <text:p text:style-name="P2">100000</text:p>
            <text:p text:style-name="P2">withdraw</text:p>
            <text:p text:style-name="P2">000001</text:p>
            <text:p text:style-name="P2">1</text:p>
            <text:p text:style-name="P2">logout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ro_wd_cor.txt</text:span></text:p>
          </table:table-cell>
          <table:table-cell table:style-name="TableCell1">
            <text:p text:style-name="P2">rp_wd_ovr.txt</text:p>
          </table:table-cell>
        </table:table-row>
      </table:table>
      <text:p text:style-name="P1"/>
      <text:p text:style-name="P1"/>
      <text:p text:style-name="P1"><text:span text:style-name="T1">Agent Tests</text:span></text:p>
      <text:p text:style-name="P1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Agent -login</text:span></text:p>
          </table:table-cell>
          <table:table-cell table:style-name="TableCell1">
            <text:p text:style-name="P2"><text:span text:style-name="T1">check that</text:span></text:p>
            <text:p text:style-name="P2"><text:span text:style-name="T1">login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None</text:span></text:p>
          </table:table-cell>
        </table:table-row>
        <table:table-row>
          <table:table-cell table:style-name="TableCell1">
            <text:p text:style-name="P2"><text:span text:style-name="T1">Agent -create</text:span></text:p>
          </table:table-cell>
          <table:table-cell table:style-name="TableCell1">
            <text:p text:style-name="P2"><text:span text:style-name="T1">Check that user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6 digits</text:span></text:p>
          </table:table-cell>
          <table:table-cell table:style-name="TableCell1">
            <text:p text:style-name="P2"><text:span text:style-name="T1">Check that create account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123456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lt;6 digits</text:span></text:p>
          </table:table-cell>
          <table:table-cell table:style-name="TableCell1">
            <text:p text:style-name="P2"><text:span text:style-name="T1">Check that create account is accepted,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-1234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.234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already existing</text:span></text:p>
          </table:table-cell>
          <table:table-cell table:style-name="TableCell1">
            <text:p text:style-name="P2"><text:span text:style-name="T1">Reject account number that already exis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an account with that number already exists. 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&lt;15 chars</text:span></text:p>
          </table:table-cell>
          <table:table-cell table:style-name="TableCell1">
            <text:p text:style-name="P2"><text:span text:style-name="T1">Check that create account is accepted, spaces added to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on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one <text:s text:c="11"/>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15 chars</text:span></text:p>
          </table:table-cell>
          <table:table-cell table:style-name="TableCell1">
            <text:p text:style-name="P2"><text:span text:style-name="T1">Reject account name with &gt;15 character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sixteen__digits_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  <text:p text:style-name="P2"><text:span text:style-name="T1">Account names must be 1-15 characters. enter new account name:</text:span></text:p>
          </table:table-cell>
        </table:table-row>
        <table:table-row>
          <table:table-cell table:style-name="TableCell1">
            <text:p text:style-name="P2">Agent - create then deposit</text:p>
          </table:table-cell>
          <table:table-cell table:style-name="TableCell1">
            <text:p text:style-name="P2">Checks if an account can be used to deposit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deposit</text:span></text:p>
            <text:p text:style-name="P3"><text:span text:style-name="T1">123456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ao_cr_num_xct.txt</text:span></text:p>
          </table:table-cell>
          <table:table-cell table:style-name="TableCell1">
            <text:p text:style-name="P2">ap_cr_dep.txt</text:p>
          </table:table-cell>
        </table:table-row>
        <table:table-row>
          <table:table-cell table:style-name="TableCell1">
            <text:p text:style-name="P3">Agent - create then withdraw</text:p>
          </table:table-cell>
          <table:table-cell table:style-name="TableCell1">
            <text:p text:style-name="P3">Checks if an account can be used to withdrawal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withdraw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ao_cr_num_xct.txt</text:span></text:p>
          </table:table-cell>
          <table:table-cell table:style-name="TableCell1">
            <text:p text:style-name="P2">ap_cr_wtd.txt</text:p>
          </table:table-cell>
        </table:table-row>
        <table:table-row>
          <table:table-cell table:style-name="TableCell1">
            <text:p text:style-name="P3">Agent - create then transfer</text:p>
          </table:table-cell>
          <table:table-cell table:style-name="TableCell1">
            <text:p text:style-name="P3">Checks if an account can be used to transfer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transfer</text:span></text:p>
            <text:p text:style-name="P3"><text:span text:style-name="T1">123456</text:span></text:p>
            <text:p text:style-name="P3"><text:span text:style-name="T1">000001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  <text:p text:style-name="P2"/>
          </table:table-cell>
          <table:table-cell table:style-name="TableCell1">
            <text:p text:style-name="P3"><text:span text:style-name="T1">ao_cr_num_xct.txt</text:span></text:p>
          </table:table-cell>
          <table:table-cell table:style-name="TableCell1">
            <text:p text:style-name="P2">ap_cr_tra.txt</text:p>
          </table:table-cell>
        </table:table-row>
      </table:table>
      <text:p text:style-name="P1"/>
      <text:p text:style-name="P4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sml.txt</text:span></text:p>
          </table:table-cell>
          <table:table-cell table:style-name="TableCell1">
            <text:p text:style-name="P2"><text:span text:style-name="T1">ap_dp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int.txt</text:span></text:p>
          </table:table-cell>
          <table:table-cell table:style-name="TableCell1">
            <text:p text:style-name="P2"><text:span text:style-name="T1">ap_dp_nam_int.txt</text:span></text:p>
          </table:table-cell>
        </table:table-row>
        <table:table-row>
          <table:table-cell table:style-name="TableCell1">
            <text:p text:style-name="P3">Agent - delete then deposit</text:p>
          </table:table-cell>
          <table:table-cell table:style-name="TableCell1">
            <text:p text:style-name="P3">Checks if an account can be used to deposit on the day it was dele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dele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deposit</text:span></text:p>
            <text:p text:style-name="P3"><text:span text:style-name="T1">123456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23456.txt</text:span></text:p>
          </table:table-cell>
          <table:table-cell table:style-name="TableCell1">
            <text:p text:style-name="P3"><text:span text:style-name="T1">ao_dp_xct.txt</text:span></text:p>
          </table:table-cell>
          <table:table-cell table:style-name="TableCell1">
            <text:p text:style-name="P2">ap_dl_dep.txt</text:p>
          </table:table-cell>
        </table:table-row>
        <table:table-row>
          <table:table-cell table:style-name="TableCell1">
            <text:p text:style-name="P3">Agent - delete then withdraw</text:p>
          </table:table-cell>
          <table:table-cell table:style-name="TableCell1">
            <text:p text:style-name="P3">Checks if an account can be used to withdrawal on the day it was deleted</text:p>
            <text:p text:style-name="P2"/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dele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withdraw</text:span></text:p>
            <text:p text:style-name="P3"><text:span text:style-name="T1">123456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23456.txt</text:span></text:p>
          </table:table-cell>
          <table:table-cell table:style-name="TableCell1">
            <text:p text:style-name="P3"><text:span text:style-name="T1">ao_dp_xct.txt</text:span></text:p>
          </table:table-cell>
          <table:table-cell table:style-name="TableCell1">
            <text:p text:style-name="P2">ap_dl_wtd.txt</text:p>
          </table:table-cell>
        </table:table-row>
        <table:table-row>
          <table:table-cell table:style-name="TableCell1">
            <text:p text:style-name="P3">Agent - delete then transfer</text:p>
          </table:table-cell>
          <table:table-cell table:style-name="TableCell1">
            <text:p text:style-name="P3">Checks if an account can be used to transfer on the day it was deleted</text:p>
            <text:p text:style-name="P2"/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delete</text:span></text:p>
            <text:p text:style-name="P3"><text:span text:style-name="T1">000001</text:span></text:p>
            <text:p text:style-name="P3"><text:span text:style-name="T1">fifteen_digits_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2">accountList_1_2.txt</text:p>
          </table:table-cell>
          <table:table-cell table:style-name="TableCell1">
            <text:p text:style-name="P3"><text:span text:style-name="T1">ao_dp_xct.txt</text:span></text:p>
          </table:table-cell>
          <table:table-cell table:style-name="TableCell1">
            <text:p text:style-name="P2">ap_dl_tra.txt</text:p>
          </table:table-cell>
        </table:table-row>
      </table:table>
      <text:p text:style-name="P4"/>
      <text:p text:style-name="P4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4">Agent -deposit &gt;6 digits</text:span></text:p>
          </table:table-cell>
          <table:table-cell table:style-name="TableCell1">
            <text:p text:style-name="P2"><text:span text:style-name="T4">Reject account number with &gt;6 digits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1234567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big.txt</text:span></text:p>
          </table:table-cell>
        </table:table-row>
        <table:table-row>
          <table:table-cell table:style-name="TableCell1">
            <text:p text:style-name="P2"><text:span text:style-name="T4">Agent -deposit 6 non digits</text:span></text:p>
          </table:table-cell>
          <table:table-cell table:style-name="TableCell1">
            <text:p text:style-name="P2"><text:span text:style-name="T4">Reject account number that is not an int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abc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4"/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8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999,999.99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999,999.99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nts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/>
          </table:table-cell>
        </table:table-row>
      </table:table>
      <text:p text:style-name="P4"/>
      <text:p text:style-name="P4"/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agent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8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agent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/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no_login.txt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double_login.txt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general_quit_early.txt</text:p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general_login_quit.txt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><text:span text:style-name="T1">Round 2 Questions:</text:span></text:p>
      <text:p text:style-name="P1"><text:span text:style-name="T1">1- Should newline and other special characters be accepted for an account name?</text:span></text:p>
      <text:p text:style-name="P1"/>
      <text:p text:style-name="P1"><text:span text:style-name="T1">Assumed no</text:span></text:p>
      <text:p text:style-name="P1"/>
      <text:p text:style-name="P1"><text:span text:style-name="T1">2- For the transaction record for create, would AAAAAA be the new account number?</text:span></text:p>
      <text:p text:style-name="P1"/>
      <text:p text:style-name="P1"><text:span text:style-name="T1">Assumed yes, NNNN... would be the new name</text:span></text:p>
      <text:p text:style-name="P1"/>
      <text:p text:style-name="P1"/>
      <text:p text:style-name="P1"/>
      <text:p text:style-name="P1"><text:span text:style-name="T1">3- Does quit command still write out the transaction summary file?</text:span></text:p>
      <text:p text:style-name="P1"/>
      <text:p text:style-name="P1"><text:span text:style-name="T1">4- What do we want to happen when user enter bad input (our choice)?</text:span></text:p>
      <text:p text:style-name="P1"/>
      <text:p text:style-name="P1"><text:span text:style-name="T1">5- what if there are no valid accounts (empty file)? Does the front end tell the user?</text:span></text:p>
      <text:p text:style-name="P1"/>
      <text:p text:style-name="P1"><text:span text:style-name="T1">6- How do we want to handle 0 inpu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